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text-properties style:font-name="Times New Roman" fo:font-size="14pt" style:font-size-asian="14pt" style:font-size-complex="14pt"/>
    </style:style>
    <style:style style:name="P2" style:family="paragraph" style:parent-style-name="Text_20_body">
      <style:paragraph-properties fo:break-before="page"/>
      <style:text-properties style:font-name="Times New Roman" fo:font-size="14pt" style:font-size-asian="14pt" style:font-size-complex="14pt"/>
    </style:style>
    <style:style style:name="P3" style:family="paragraph" style:parent-style-name="Heading_20_3">
      <style:text-properties style:font-name="Times New Roman" fo:font-size="14pt" style:font-size-asian="14pt" style:font-size-complex="14pt"/>
    </style:style>
    <style:style style:name="P4" style:family="paragraph" style:parent-style-name="Text_20_body" style:list-style-name="L1">
      <style:paragraph-properties fo:margin-top="0cm" fo:margin-bottom="0cm" style:contextual-spacing="false"/>
      <style:text-properties style:font-name="Times New Roman" fo:font-size="14pt" style:font-size-asian="14pt" style:font-size-complex="14pt"/>
    </style:style>
    <style:style style:name="P5" style:family="paragraph" style:parent-style-name="Text_20_body" style:list-style-name="L1">
      <style:text-properties style:font-name="Times New Roman" fo:font-size="14pt" style:font-size-asian="14pt" style:font-size-complex="14pt"/>
    </style:style>
    <style:style style:name="P6" style:family="paragraph" style:parent-style-name="Text_20_body" style:list-style-name="L2">
      <style:paragraph-properties fo:margin-top="0cm" fo:margin-bottom="0cm" style:contextual-spacing="false"/>
      <style:text-properties style:font-name="Times New Roman" fo:font-size="14pt" style:font-size-asian="14pt" style:font-size-complex="14pt"/>
    </style:style>
    <style:style style:name="P7" style:family="paragraph" style:parent-style-name="Text_20_body" style:list-style-name="L2">
      <style:text-properties style:font-name="Times New Roman" fo:font-size="14pt" style:font-size-asian="14pt" style:font-size-complex="14pt"/>
    </style:style>
    <style:style style:name="P8" style:family="paragraph" style:parent-style-name="Text_20_body">
      <style:text-properties style:font-name="Times New Roman" fo:font-size="14pt" officeooo:paragraph-rsid="000ec564" style:font-size-asian="14pt" style:font-size-complex="14pt"/>
    </style:style>
    <style:style style:name="P9" style:family="paragraph" style:parent-style-name="Text_20_body" style:list-style-name="L3">
      <style:paragraph-properties fo:margin-top="0cm" fo:margin-bottom="0cm" style:contextual-spacing="false"/>
    </style:style>
    <style:style style:name="P10" style:family="paragraph" style:parent-style-name="Text_20_body" style:list-style-name="L3">
      <style:text-properties style:font-name="Times New Roman" fo:font-size="14pt" style:font-size-asian="14pt" style:font-size-complex="14pt"/>
    </style:style>
    <style:style style:name="P11" style:family="paragraph" style:parent-style-name="Heading_20_4">
      <style:text-properties style:font-name="Times New Roman" fo:font-size="14pt" style:font-size-asian="14pt" style:font-size-complex="14pt"/>
    </style:style>
    <style:style style:name="P12" style:family="paragraph" style:parent-style-name="Text_20_body" style:list-style-name="L4">
      <style:paragraph-properties fo:margin-top="0cm" fo:margin-bottom="0cm" style:contextual-spacing="false"/>
      <style:text-properties style:font-name="Times New Roman" fo:font-size="14pt" style:font-size-asian="14pt" style:font-size-complex="14pt"/>
    </style:style>
    <style:style style:name="P13" style:family="paragraph" style:parent-style-name="Text_20_body" style:list-style-name="L4">
      <style:text-properties style:font-name="Times New Roman" fo:font-size="14pt" style:font-size-asian="14pt" style:font-size-complex="14pt"/>
    </style:style>
    <style:style style:name="P14" style:family="paragraph" style:parent-style-name="Text_20_body" style:list-style-name="L5">
      <style:text-properties style:font-name="Times New Roman" fo:font-size="14pt" style:font-size-asian="14pt" style:font-size-complex="14pt"/>
    </style:style>
    <style:style style:name="P15" style:family="paragraph" style:parent-style-name="Text_20_body" style:list-style-name="L6">
      <style:paragraph-properties fo:margin-top="0cm" fo:margin-bottom="0cm" style:contextual-spacing="false"/>
      <style:text-properties style:font-name="Times New Roman" fo:font-size="14pt" style:font-size-asian="14pt" style:font-size-complex="14pt"/>
    </style:style>
    <style:style style:name="P16" style:family="paragraph" style:parent-style-name="Text_20_body" style:list-style-name="L6">
      <style:text-properties style:font-name="Times New Roman" fo:font-size="14pt" style:font-size-asian="14pt" style:font-size-complex="14pt"/>
    </style:style>
    <style:style style:name="T1" style:family="text">
      <style:text-properties style:font-name="Times New Roman" fo:font-size="14pt" style:font-size-asian="14pt" style:font-size-complex="14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У SQL (Structured Query Language) існують різні типи запитів, які можна класифікувати за їх призначенням і функціональністю. Ось що означають терміни DDL, DML, DDD та інші:</text:p>
      <text:p text:style-name="P1">1. DDL (Data Definition Language) — Мова визначення даних</text:p>
      <text:p text:style-name="P1"/>
      <text:p text:style-name="P1">Це тип SQL-запитів, які використовуються для визначення та зміни структури бази даних, таблиць, індексів, схем та інших об'єктів бази даних.</text:p>
      <text:p text:style-name="P1">Основні команди DDL:</text:p>
      <text:p text:style-name="P1"/>
      <text:p text:style-name="P1"><text:s text:c="4"/>CREATE — Створення нових об'єктів у базі даних (таблиць, індексів, баз даних тощо).</text:p>
      <text:p text:style-name="P1"><text:s text:c="4"/>ALTER — Зміна існуючих об'єктів бази даних (додавання або видалення колонок у таблицях, зміна типу даних тощо).</text:p>
      <text:p text:style-name="P1"><text:s text:c="4"/>DROP — Видалення об'єктів бази даних (наприклад, таблиць або індексів).</text:p>
      <text:p text:style-name="P1"><text:s text:c="4"/>TRUNCATE — Видалення всіх даних з таблиці, але структура таблиці зберігається.</text:p>
      <text:p text:style-name="P1"><text:s text:c="4"/>RENAME — Зміна імені об'єкта бази даних (таблиці, стовпця тощо).</text:p>
      <text:p text:style-name="P1"/>
      <text:p text:style-name="P1">Приклад DDL-запиту:</text:p>
      <text:p text:style-name="P1"/>
      <text:p text:style-name="P1">CREATE TABLE employees (</text:p>
      <text:p text:style-name="P1"><text:s text:c="4"/>id INT PRIMARY KEY,</text:p>
      <text:p text:style-name="P1"><text:s text:c="4"/>name VARCHAR(100),</text:p>
      <text:p text:style-name="P1"><text:s text:c="4"/>age INT</text:p>
      <text:p text:style-name="P1">);</text:p>
      <text:p text:style-name="P1"/>
      <text:p text:style-name="P1">2. DML (Data Manipulation Language) — Мова маніпулювання даними</text:p>
      <text:p text:style-name="P1"/>
      <text:p text:style-name="P1">Це тип SQL-запитів, які використовуються для маніпулювання даними в таблицях бази даних. Вони дозволяють додавати, оновлювати, видаляти або вибирати дані.</text:p>
      <text:p text:style-name="P1"><text:soft-page-break/>Основні команди DML:</text:p>
      <text:p text:style-name="P1"/>
      <text:p text:style-name="P1"><text:s text:c="4"/>SELECT — Операція вибірки даних з таблиць.</text:p>
      <text:p text:style-name="P1"><text:s text:c="4"/>INSERT — Вставка нових даних у таблицю.</text:p>
      <text:p text:style-name="P1"><text:s text:c="4"/>UPDATE — Оновлення існуючих даних у таблиці.</text:p>
      <text:p text:style-name="P1"><text:s text:c="4"/>DELETE — Видалення даних з таблиці.</text:p>
      <text:p text:style-name="P1"/>
      <text:p text:style-name="P1">Приклад DML-запиту:</text:p>
      <text:p text:style-name="P1"/>
      <text:p text:style-name="P1">INSERT INTO employees (id, name, age) VALUES (1, 'John Doe', 30);</text:p>
      <text:p text:style-name="P1"/>
      <text:p text:style-name="P1">3. DDD (Data Description Language) — Мова опису даних</text:p>
      <text:p text:style-name="P1"/>
      <text:p text:style-name="P1">Це менш поширений термін, але в деяких контекстах він використовується для позначення операцій, що описують структуру даних. В основному, ці операції є частинами DDL, але інколи їх виділяють окремо.</text:p>
      <text:p text:style-name="P1">4. DCL (Data Control Language) — Мова управління даними</text:p>
      <text:p text:style-name="P1"/>
      <text:p text:style-name="P1">Це тип SQL-запитів, які використовуються для контролю доступу до даних у базі даних. Вони визначають, хто може мати доступ до яких даних і які операції можуть виконувати користувачі.</text:p>
      <text:p text:style-name="P1">Основні команди DCL:</text:p>
      <text:p text:style-name="P1"/>
      <text:p text:style-name="P1"><text:s text:c="4"/>GRANT — Надання прав доступу користувачам або ролям.</text:p>
      <text:p text:style-name="P1"><text:s text:c="4"/>REVOKE — Відкликання прав доступу користувачів або ролей.</text:p>
      <text:p text:style-name="P1"/>
      <text:p text:style-name="P1">Приклад DCL-запиту:</text:p>
      <text:p text:style-name="P1"/>
      <text:p text:style-name="P1">GRANT SELECT, INSERT ON employees TO user1;</text:p>
      <text:p text:style-name="P1"/>
      <text:p text:style-name="P1"><text:soft-page-break/>5. TCL (Transaction Control Language) — Мова управління транзакціями</text:p>
      <text:p text:style-name="P1"/>
      <text:p text:style-name="P1">Це тип SQL-запитів, які використовуються для управління транзакціями в базі даних. Вони дозволяють контролювати початок, завершення або скасування транзакцій.</text:p>
      <text:p text:style-name="P1">Основні команди TCL:</text:p>
      <text:p text:style-name="P1"/>
      <text:p text:style-name="P1"><text:s text:c="4"/>COMMIT — Підтвердження змін у транзакції.</text:p>
      <text:p text:style-name="P1"><text:s text:c="4"/>ROLLBACK — Скасування змін у транзакції.</text:p>
      <text:p text:style-name="P1"><text:s text:c="4"/>SAVEPOINT — Встановлення точки відновлення в транзакції.</text:p>
      <text:p text:style-name="P1"><text:s text:c="4"/>SET TRANSACTION — Визначення параметрів транзакції.</text:p>
      <text:p text:style-name="P1"/>
      <text:p text:style-name="P1">Приклад TCL-запиту:</text:p>
      <text:p text:style-name="P1"/>
      <text:p text:style-name="P1">BEGIN TRANSACTION;</text:p>
      <text:p text:style-name="P1">UPDATE employees SET age = 31 WHERE id = 1;</text:p>
      <text:p text:style-name="P1">COMMIT;</text:p>
      <text:p text:style-name="P1"/>
      <text:p text:style-name="P1">6. DML vs DDL:</text:p>
      <text:p text:style-name="P1"/>
      <text:p text:style-name="P1"><text:s text:c="4"/>DML працює з даними, які знаходяться в таблицях (запити на вибірку, вставку, оновлення та видалення даних).</text:p>
      <text:p text:style-name="P1"><text:s text:c="4"/>DDL працює з об'єктами бази даних, такими як таблиці, індекси, схеми (створення, зміна або видалення цих об'єктів).</text:p>
      <text:p text:style-name="P1"/>
      <text:p text:style-name="P1">7. Приклад повного сценарію:</text:p>
      <text:p text:style-name="P1"/>
      <text:p text:style-name="P1">-- DDL: Створення таблиці</text:p>
      <text:p text:style-name="P1">CREATE TABLE products (</text:p>
      <text:p text:style-name="P1"><text:s text:c="4"/>product_id INT PRIMARY KEY,</text:p>
      <text:p text:style-name="P1"><text:soft-page-break/><text:s text:c="4"/>product_name VARCHAR(100),</text:p>
      <text:p text:style-name="P1"><text:s text:c="4"/>price DECIMAL</text:p>
      <text:p text:style-name="P1">);</text:p>
      <text:p text:style-name="P1"/>
      <text:p text:style-name="P1">-- DML: Додавання даних</text:p>
      <text:p text:style-name="P1">INSERT INTO products (product_id, product_name, price) VALUES (1, 'Laptop', 1200.00);</text:p>
      <text:p text:style-name="P1"/>
      <text:p text:style-name="P1">-- DML: Оновлення даних</text:p>
      <text:p text:style-name="P1">UPDATE products SET price = 1150.00 WHERE product_id = 1;</text:p>
      <text:p text:style-name="P1"/>
      <text:p text:style-name="P1">-- DML: Вибірка даних</text:p>
      <text:p text:style-name="P1">SELECT * FROM products;</text:p>
      <text:p text:style-name="P1"/>
      <text:p text:style-name="P1">-- DDL: Видалення таблиці</text:p>
      <text:p text:style-name="P1">DROP TABLE products;</text:p>
      <text:p text:style-name="P1"/>
      <text:p text:style-name="P1">Підсумок:</text:p>
      <text:p text:style-name="P1"/>
      <text:p text:style-name="P1"><text:s text:c="4"/>DDL — створення та зміна об'єктів бази даних.</text:p>
      <text:p text:style-name="P1"><text:s text:c="4"/>DML — маніпулювання даними в таблицях (вибірка, вставка, оновлення, видалення).</text:p>
      <text:p text:style-name="P1"><text:s text:c="4"/>DCL — управління доступом до даних.</text:p>
      <text:p text:style-name="P1"><text:s text:c="4"/>TCL — управління транзакціями в базі даних.</text:p>
      <text:p text:style-name="P1"/>
      <text:p text:style-name="P1">Ці команди виконують основні операції в SQL, необхідні для створення, управління, маніпуляції та контролю даних у базах даних.</text:p>
      <text:p text:style-name="P2">Нормальні форми (NF — Normal Forms) — це набір правил, що застосовуються до реляційних баз даних для забезпечення правильності структури таблиць, мінімізації надлишковості даних і запобігання аномаліям при оновленні, вставці та видаленні даних. Основною метою нормалізації є усунення дублювання і залежностей між атрибутами для зменшення обсягу потрібного місця та підвищення консистентності бази даних.</text:p>
      <text:p text:style-name="P1"/>
      <text:h text:style-name="P3" text:outline-level="3">1. <text:span text:style-name="Strong_20_Emphasis">Перша нормальна форма (1NF)</text:span></text:h>
      <text:p text:style-name="Text_20_body"><text:span text:style-name="T1">Таблиця знаходиться в </text:span><text:span text:style-name="Strong_20_Emphasis"><text:span text:style-name="T1">1NF</text:span></text:span><text:span text:style-name="T1">, якщо:</text:span></text:p>
      <text:list text:style-name="L1">
        <text:list-item>
          <text:p text:style-name="P4">Кожен стовпець містить атомарні (неділимі) значення, тобто кожна клітинка таблиці повинна містити тільки одне значення.</text:p>
        </text:list-item>
        <text:list-item>
          <text:p text:style-name="P4">Всі стовпці містять значення одного типу (гомогенність).</text:p>
        </text:list-item>
        <text:list-item>
          <text:p text:style-name="P5">Порядок рядків і стовпців не має значення, тобто дані не повинні бути впорядковані за певним принципом.</text:p>
        </text:list-item>
      </text:list>
      <text:p text:style-name="Text_20_body"><text:span text:style-name="Strong_20_Emphasis"><text:span text:style-name="T1">Основні вимоги:</text:span></text:span></text:p>
      <text:list text:style-name="L2">
        <text:list-item>
          <text:p text:style-name="P6">Усі значення в таблиці повинні бути атомарними (не можуть бути списками чи наборами значень).</text:p>
        </text:list-item>
        <text:list-item>
          <text:p text:style-name="P7">Структура таблиці має бути такою, щоб кожен стовпець міг мати тільки одне значення для кожного рядка.</text:p>
        </text:list-item>
      </text:list>
      <text:p text:style-name="P8"/>
      <text:h text:style-name="P3" text:outline-level="3">2. <text:span text:style-name="Strong_20_Emphasis">Друга нормальна форма (2NF)</text:span></text:h>
      <text:p text:style-name="Text_20_body"><text:span text:style-name="T1">Таблиця знаходиться в </text:span><text:span text:style-name="Strong_20_Emphasis"><text:span text:style-name="T1">2NF</text:span></text:span><text:span text:style-name="T1">, якщо вона знаходиться в </text:span><text:span text:style-name="Strong_20_Emphasis"><text:span text:style-name="T1">1NF</text:span></text:span><text:span text:style-name="T1"> і додатково виконується наступна умова:</text:span></text:p>
      <text:list text:style-name="L3">
        <text:list-item>
          <text:p text:style-name="P9"><text:span text:style-name="T1">Всі неключові атрибути (стовпці, які не є частиною первинного ключа) повинні залежати від </text:span><text:span text:style-name="Strong_20_Emphasis"><text:span text:style-name="T1">всього</text:span></text:span><text:span text:style-name="T1"> первинного ключа, а не лише від його частини (це стосується таблиць з комбінованим ключем).</text:span></text:p>
        </text:list-item>
        <text:list-item>
          <text:p text:style-name="P10">Якщо таблиця має комбінований ключ, то жоден неключовий атрибут не повинен залежати тільки від частини цього ключа.</text:p>
        </text:list-item>
      </text:list>
      <text:h text:style-name="P11" text:outline-level="4">Основні вимоги:</text:h>
      <text:list text:style-name="L4">
        <text:list-item>
          <text:p text:style-name="P12">Таблиця повинна бути в 1NF.</text:p>
        </text:list-item>
        <text:list-item>
          <text:p text:style-name="P13">Всі неключові атрибути повинні залежати від всього первинного ключа, тобто не може бути часткових залежностей.</text:p>
        </text:list-item>
      </text:list>
      <text:p text:style-name="P1"/>
      <text:h text:style-name="P3" text:outline-level="3"><text:soft-page-break/>3. <text:span text:style-name="Strong_20_Emphasis">Третя нормальна форма (3NF)</text:span></text:h>
      <text:p text:style-name="Text_20_body"><text:span text:style-name="T1">Таблиця знаходиться в </text:span><text:span text:style-name="Strong_20_Emphasis"><text:span text:style-name="T1">3NF</text:span></text:span><text:span text:style-name="T1">, якщо вона знаходиться в </text:span><text:span text:style-name="Strong_20_Emphasis"><text:span text:style-name="T1">2NF</text:span></text:span><text:span text:style-name="T1"> і додатково виконується наступна умова:</text:span></text:p>
      <text:list text:style-name="L5">
        <text:list-item>
          <text:p text:style-name="P14">Всі атрибути, що не є частиною первинного ключа, повинні бути незалежними від усіх інших атрибутів (не повинно бути транзитивних залежностей).</text:p>
        </text:list-item>
      </text:list>
      <text:p text:style-name="P1">Транзитивна залежність виникає, коли один неключовий атрибут залежить від іншого неключового атрибута через первинний ключ. Це потрібно усунути, щоб таблиця стала в 3NF.</text:p>
      <text:h text:style-name="P11" text:outline-level="4">Основні вимоги:</text:h>
      <text:list text:style-name="L6">
        <text:list-item>
          <text:p text:style-name="P15">Таблиця повинна бути в 2NF.</text:p>
        </text:list-item>
        <text:list-item>
          <text:p text:style-name="P16">Не повинно бути транзитивних залежностей (коли неключові атрибути залежать від інших неключових атрибутів).</text:p>
        </text:list-item>
      </text:list>
      <text:p text:style-name="P1"/>
      <text:p text:style-name="P2">У PostgreSQL (Postgres) курсори, генератори, процедури та тригери мають схожу функціональність, але з деякими особливостями, характерними для цієї СУБД. Ось як ці елементи працюють у PostgreSQL:</text:p>
      <text:p text:style-name="P1">1. Курсори в PostgreSQL</text:p>
      <text:p text:style-name="P1"/>
      <text:p text:style-name="P1">Курсори в PostgreSQL використовуються для обробки результатів запиту по черзі, один рядок за раз. Це корисно, коли необхідно обробити великий набір даних або виконати складну логіку над кожним рядком.</text:p>
      <text:p text:style-name="P1">Операції з курсорами:</text:p>
      <text:p text:style-name="P1"/>
      <text:p text:style-name="P1"><text:s text:c="4"/>DECLARE — оголошує курсор.</text:p>
      <text:p text:style-name="P1"><text:s text:c="4"/>OPEN — відкриває курсор.</text:p>
      <text:p text:style-name="P1"><text:s text:c="4"/>FETCH — отримує наступний рядок.</text:p>
      <text:p text:style-name="P1"><text:s text:c="4"/>CLOSE — закриває курсор після його використання.</text:p>
      <text:p text:style-name="P1"/>
      <text:p text:style-name="P1">Приклад використання курсора:</text:p>
      <text:p text:style-name="P1"/>
      <text:p text:style-name="P1">-- Оголошення та використання курсора для вибірки</text:p>
      <text:p text:style-name="P1">DO $$ </text:p>
      <text:p text:style-name="P1">DECLARE </text:p>
      <text:p text:style-name="P1"><text:s text:c="4"/>cur CURSOR FOR SELECT id, name FROM employees;</text:p>
      <text:p text:style-name="P1"><text:s text:c="4"/>rec RECORD;</text:p>
      <text:p text:style-name="P1">BEGIN</text:p>
      <text:p text:style-name="P1"><text:s text:c="4"/>OPEN cur;</text:p>
      <text:p text:style-name="P1"><text:s text:c="4"/>LOOP</text:p>
      <text:p text:style-name="P1"><text:s text:c="8"/>FETCH cur INTO rec;</text:p>
      <text:p text:style-name="P1"><text:s text:c="8"/>EXIT WHEN NOT FOUND;</text:p>
      <text:p text:style-name="P1"><text:s text:c="8"/>RAISE NOTICE 'ID: %, Name: %', rec.id, rec.name;</text:p>
      <text:p text:style-name="P1"><text:s text:c="4"/>END LOOP;</text:p>
      <text:p text:style-name="P1"><text:s text:c="4"/>CLOSE cur;</text:p>
      <text:p text:style-name="P1"><text:soft-page-break/>END $$;</text:p>
      <text:p text:style-name="P1"/>
      <text:p text:style-name="P1">2. Генератори (Sequences) в PostgreSQL</text:p>
      <text:p text:style-name="P1"/>
      <text:p text:style-name="P1">Генератори в PostgreSQL використовуються для створення послідовностей чисел, що зазвичай застосовуються для генерації значень первинних ключів.</text:p>
      <text:p text:style-name="P1">Основні операції:</text:p>
      <text:p text:style-name="P1"/>
      <text:p text:style-name="P1"><text:s text:c="4"/>CREATE SEQUENCE — створення генератора.</text:p>
      <text:p text:style-name="P1"><text:s text:c="4"/>NEXTVAL — отримання наступного значення з послідовності.</text:p>
      <text:p text:style-name="P1"><text:s text:c="4"/>CURRVAL — отримання поточного значення послідовності.</text:p>
      <text:p text:style-name="P1"><text:s text:c="4"/>SETVAL — встановлення значення послідовності.</text:p>
      <text:p text:style-name="P1"/>
      <text:p text:style-name="P1">Приклад використання генератора:</text:p>
      <text:p text:style-name="P1"/>
      <text:p text:style-name="P1">-- Створення генератора</text:p>
      <text:p text:style-name="P1">CREATE SEQUENCE emp_id_seq START 1;</text:p>
      <text:p text:style-name="P1"/>
      <text:p text:style-name="P1">-- Використання генератора для вставки даних</text:p>
      <text:p text:style-name="P1">INSERT INTO employees (id, name) </text:p>
      <text:p text:style-name="P1">VALUES (NEXTVAL('emp_id_seq'), 'John Doe');</text:p>
      <text:p text:style-name="P1"/>
      <text:p text:style-name="P1">3. Процедури (Stored Procedures) в PostgreSQL</text:p>
      <text:p text:style-name="P1"/>
      <text:p text:style-name="P1">Процедури в PostgreSQL — це набір SQL-операцій, які виконуються на сервері. Вони дозволяють інкапсулювати складну логіку та повторно використовувати код. Процедури можуть мати параметри вводу та виводу.</text:p>
      <text:p text:style-name="P1">Основні операції:</text:p>
      <text:p text:style-name="P1"/>
      <text:p text:style-name="P1"><text:soft-page-break/><text:s text:c="4"/>CREATE PROCEDURE — створення процедури.</text:p>
      <text:p text:style-name="P1"><text:s text:c="4"/>CALL — виклик збереженої процедури.</text:p>
      <text:p text:style-name="P1"/>
      <text:p text:style-name="P1">Приклад створення та виклику процедури:</text:p>
      <text:p text:style-name="P1"/>
      <text:p text:style-name="P1">-- Створення процедури</text:p>
      <text:p text:style-name="P1">CREATE OR REPLACE PROCEDURE get_employee_by_id(emp_id INT)</text:p>
      <text:p text:style-name="P1">LANGUAGE plpgsql</text:p>
      <text:p text:style-name="P1">AS $$</text:p>
      <text:p text:style-name="P1">BEGIN</text:p>
      <text:p text:style-name="P1"><text:s text:c="4"/>PERFORM * FROM employees WHERE id = emp_id;</text:p>
      <text:p text:style-name="P1">END;</text:p>
      <text:p text:style-name="P1">$$;</text:p>
      <text:p text:style-name="P1"/>
      <text:p text:style-name="P1">-- Виклик процедури</text:p>
      <text:p text:style-name="P1">CALL get_employee_by_id(1);</text:p>
      <text:p text:style-name="P1"/>
      <text:p text:style-name="P1">4. Тригери (Triggers) в PostgreSQL</text:p>
      <text:p text:style-name="P1"/>
      <text:p text:style-name="P1">Тригери автоматично виконуються у відповідь на певні події (наприклад, при вставці, оновленні або видаленні даних з таблиці). Вони дозволяють автоматизувати різні дії в базі даних.</text:p>
      <text:p text:style-name="P1">Основні операції:</text:p>
      <text:p text:style-name="P1"/>
      <text:p text:style-name="P1"><text:s text:c="4"/>CREATE TRIGGER — створення тригера.</text:p>
      <text:p text:style-name="P1"><text:s text:c="4"/>BEFORE/AFTER — визначає, коли тригер має спрацьовувати (до або після операції).</text:p>
      <text:p text:style-name="P1"><text:s text:c="4"/>INSERT/UPDATE/DELETE — визначає, на яку операцію тригер реагує.</text:p>
      <text:p text:style-name="P1"/>
      <text:p text:style-name="P1"><text:soft-page-break/>Приклад створення тригера:</text:p>
      <text:p text:style-name="P1"/>
      <text:p text:style-name="P1">-- Створення тригера</text:p>
      <text:p text:style-name="P1">CREATE OR REPLACE FUNCTION update_employee_salary() </text:p>
      <text:p text:style-name="P1">RETURNS TRIGGER AS $$</text:p>
      <text:p text:style-name="P1">BEGIN</text:p>
      <text:p text:style-name="P1"><text:s text:c="4"/>IF NEW.salary &gt; OLD.salary THEN</text:p>
      <text:p text:style-name="P1"><text:s text:c="8"/>INSERT INTO salary_changes (employee_id, old_salary, new_salary)</text:p>
      <text:p text:style-name="P1"><text:s text:c="8"/>VALUES (NEW.id, OLD.salary, NEW.salary);</text:p>
      <text:p text:style-name="P1"><text:s text:c="4"/>END IF;</text:p>
      <text:p text:style-name="P1"><text:s text:c="4"/>RETURN NEW;</text:p>
      <text:p text:style-name="P1">END;</text:p>
      <text:p text:style-name="P1">$$ LANGUAGE plpgsql;</text:p>
      <text:p text:style-name="P1"/>
      <text:p text:style-name="P1">CREATE TRIGGER trigger_update_salary</text:p>
      <text:p text:style-name="P1">AFTER UPDATE ON employees</text:p>
      <text:p text:style-name="P1">FOR EACH ROW EXECUTE FUNCTION update_employee_salary();</text:p>
      <text:p text:style-name="P1"/>
      <text:p text:style-name="P1">Підсумок:</text:p>
      <text:p text:style-name="P1"/>
      <text:p text:style-name="P1"><text:s text:c="4"/>Курсори в PostgreSQL дозволяють обробляти результат запиту рядок за рядком.</text:p>
      <text:p text:style-name="P1"><text:s text:c="4"/>Генератори (Sequences) використовуються для створення послідовностей чисел, часто для первинних ключів.</text:p>
      <text:p text:style-name="P1"><text:s text:c="4"/>Процедури (Stored Procedures) дозволяють інкапсулювати SQL-код в окремі функції, які можна викликати за потребою.</text:p>
      <text:p text:style-name="P1"><text:s text:c="4"/>Тригери (Triggers) автоматично виконуються у відповідь на зміни в базі даних, наприклад, при оновленні чи вставці даних.</text:p>
      <text:p text:style-name="P1"/>
      <text:p text:style-name="P1"><text:soft-page-break/>Ці інструменти значно підвищують гнучкість і ефективність управління даними в PostgreSQL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ans" style:font-family-asian="'Noto Sans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5T03:04:55.011705189</meta:creation-date>
    <dc:date>2024-12-25T03:09:11.970812136</dc:date>
    <meta:editing-duration>PT4M15S</meta:editing-duration>
    <meta:editing-cycles>5</meta:editing-cycles>
    <meta:generator>LibreOffice/24.8.3.2$Linux_X86_64 LibreOffice_project/480$Build-2</meta:generator>
    <meta:document-statistic meta:table-count="0" meta:image-count="0" meta:object-count="0" meta:page-count="11" meta:paragraph-count="170" meta:word-count="1258" meta:character-count="9305" meta:non-whitespace-character-count="7929"/>
  </office:meta>
</office:document-meta>
</file>